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66pt"/>
    </style:style>
    <style:style style:name="co2" style:family="table-column">
      <style:table-column-properties fo:break-before="auto" style:column-width="110.64pt"/>
    </style:style>
    <style:style style:name="co3" style:family="table-column">
      <style:table-column-properties fo:break-before="auto" style:column-width="63.61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50.29pt"/>
    </style:style>
    <style:style style:name="co7" style:family="table-column">
      <style:table-column-properties fo:break-before="auto" style:column-width="103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y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</text:p>
          </table:table-cell>
          <table:table-cell table:style-name="Default" office:value-type="string" calcext:value-type="string">
            <text:p>NUM_SEGS_KNOWN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DISPERSION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 office:value-type="string" calcext:value-type="string">
            <text:p>BayesSeg Pr:0.08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395465" calcext:value-type="float">
            <text:p>0.395465</text:p>
          </table:table-cell>
          <table:table-cell office:value-type="float" office:value="0.376622" calcext:value-type="float">
            <text:p>0.376622</text:p>
          </table:table-cell>
          <table:table-cell office:value-type="float" office:value="0.640138" calcext:value-type="float">
            <text:p>0.640138</text:p>
          </table:table-cell>
          <table:table-cell office:value-type="float" office:value="0.648975" calcext:value-type="float">
            <text:p>0.648975</text:p>
          </table:table-cell>
          <table:table-cell office:value-type="float" office:value="0.449188" calcext:value-type="float">
            <text:p>0.449188</text:p>
          </table:table-cell>
          <table:table-cell office:value-type="float" office:value="0.527833" calcext:value-type="float">
            <text:p>0.527833</text:p>
          </table:table-cell>
          <table:table-cell office:value-type="float" office:value="9.666667" calcext:value-type="float">
            <text:p>9.666667</text:p>
          </table:table-cell>
        </table:table-row>
        <table:table-row table:style-name="ro1">
          <table:table-cell office:value-type="string" calcext:value-type="string">
            <text:p>BayesSeg Pr:0.09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01983" calcext:value-type="float">
            <text:p>0.401983</text:p>
          </table:table-cell>
          <table:table-cell office:value-type="float" office:value="0.38314" calcext:value-type="float">
            <text:p>0.38314</text:p>
          </table:table-cell>
          <table:table-cell office:value-type="float" office:value="0.635813" calcext:value-type="float">
            <text:p>0.635813</text:p>
          </table:table-cell>
          <table:table-cell office:value-type="float" office:value="0.647586" calcext:value-type="float">
            <text:p>0.6475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4564" calcext:value-type="float">
            <text:p>0.514564</text:p>
          </table:table-cell>
          <table:table-cell office:value-type="float" office:value="9.333333" calcext:value-type="float">
            <text:p>9.333333</text:p>
          </table:table-cell>
        </table:table-row>
        <table:table-row table:style-name="ro1">
          <table:table-cell office:value-type="string" calcext:value-type="string">
            <text:p>BayesSeg Pr:0.10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95316" calcext:value-type="float">
            <text:p>0.395316</text:p>
          </table:table-cell>
          <table:table-cell office:value-type="float" office:value="0.376473" calcext:value-type="float">
            <text:p>0.376473</text:p>
          </table:table-cell>
          <table:table-cell office:value-type="float" office:value="0.642223" calcext:value-type="float">
            <text:p>0.642223</text:p>
          </table:table-cell>
          <table:table-cell office:value-type="float" office:value="0.660086" calcext:value-type="float">
            <text:p>0.6600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8352" calcext:value-type="float">
            <text:p>0.518352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0204" calcext:value-type="float">
            <text:p>0.40204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635833" calcext:value-type="float">
            <text:p>0.635833</text:p>
          </table:table-cell>
          <table:table-cell office:value-type="float" office:value="0.654585" calcext:value-type="float">
            <text:p>0.654585</text:p>
          </table:table-cell>
          <table:table-cell office:value-type="float" office:value="0.419919" calcext:value-type="float">
            <text:p>0.419919</text:p>
          </table:table-cell>
          <table:table-cell office:value-type="float" office:value="0.508179" calcext:value-type="float">
            <text:p>0.508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0.361102" calcext:value-type="float">
            <text:p>0.361102</text:p>
          </table:table-cell>
          <table:table-cell office:value-type="float" office:value="0.654926" calcext:value-type="float">
            <text:p>0.654926</text:p>
          </table:table-cell>
          <table:table-cell office:value-type="float" office:value="0.661703" calcext:value-type="float">
            <text:p>0.661703</text:p>
          </table:table-cell>
          <table:table-cell office:value-type="float" office:value="0.47862" calcext:value-type="float">
            <text:p>0.47862</text:p>
          </table:table-cell>
          <table:table-cell office:value-type="float" office:value="0.550978" calcext:value-type="float">
            <text:p>0.550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392585" calcext:value-type="float">
            <text:p>0.392585</text:p>
          </table:table-cell>
          <table:table-cell office:value-type="float" office:value="0.373742" calcext:value-type="float">
            <text:p>0.373742</text:p>
          </table:table-cell>
          <table:table-cell office:value-type="float" office:value="0.644866" calcext:value-type="float">
            <text:p>0.644866</text:p>
          </table:table-cell>
          <table:table-cell office:value-type="float" office:value="0.653836" calcext:value-type="float">
            <text:p>0.653836</text:p>
          </table:table-cell>
          <table:table-cell office:value-type="float" office:value="0.447565" calcext:value-type="float">
            <text:p>0.447565</text:p>
          </table:table-cell>
          <table:table-cell office:value-type="float" office:value="0.528637" calcext:value-type="float">
            <text:p>0.528637</text:p>
          </table:table-cell>
          <table:table-cell office:value-type="float" office:value="9.583333" calcext:value-type="float">
            <text:p>9.583333</text:p>
          </table:table-cell>
        </table:table-row>
        <table:table-row table:style-name="ro1">
          <table:table-cell office:value-type="string" calcext:value-type="string">
            <text:p>BayesSeg Pr:0.10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39322" calcext:value-type="float">
            <text:p>0.39322</text:p>
          </table:table-cell>
          <table:table-cell office:value-type="float" office:value="0.374377" calcext:value-type="float">
            <text:p>0.374377</text:p>
          </table:table-cell>
          <table:table-cell office:value-type="float" office:value="0.644197" calcext:value-type="float">
            <text:p>0.644197</text:p>
          </table:table-cell>
          <table:table-cell office:value-type="float" office:value="0.659876" calcext:value-type="float">
            <text:p>0.659876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9589" calcext:value-type="float">
            <text:p>0.519589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389887" calcext:value-type="float">
            <text:p>0.389887</text:p>
          </table:table-cell>
          <table:table-cell office:value-type="float" office:value="0.371044" calcext:value-type="float">
            <text:p>0.371044</text:p>
          </table:table-cell>
          <table:table-cell office:value-type="float" office:value="0.647402" calcext:value-type="float">
            <text:p>0.647402</text:p>
          </table:table-cell>
          <table:table-cell office:value-type="float" office:value="0.66682" calcext:value-type="float">
            <text:p>0.66682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1566" calcext:value-type="float">
            <text:p>0.521566</text:p>
          </table:table-cell>
          <table:table-cell office:value-type="float" office:value="9.083333" calcext:value-type="float">
            <text:p>9.083333</text:p>
          </table:table-cell>
        </table:table-row>
        <table:table-row table:style-name="ro1">
          <table:table-cell office:value-type="string" calcext:value-type="string">
            <text:p>BayesSeg Pr:0.08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0.361102" calcext:value-type="float">
            <text:p>0.361102</text:p>
          </table:table-cell>
          <table:table-cell office:value-type="float" office:value="0.654926" calcext:value-type="float">
            <text:p>0.654926</text:p>
          </table:table-cell>
          <table:table-cell office:value-type="float" office:value="0.661703" calcext:value-type="float">
            <text:p>0.661703</text:p>
          </table:table-cell>
          <table:table-cell office:value-type="float" office:value="0.47862" calcext:value-type="float">
            <text:p>0.47862</text:p>
          </table:table-cell>
          <table:table-cell office:value-type="float" office:value="0.550978" calcext:value-type="float">
            <text:p>0.550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397724" calcext:value-type="float">
            <text:p>0.397724</text:p>
          </table:table-cell>
          <table:table-cell office:value-type="float" office:value="0.37888" calcext:value-type="float">
            <text:p>0.37888</text:p>
          </table:table-cell>
          <table:table-cell office:value-type="float" office:value="0.639906" calcext:value-type="float">
            <text:p>0.639906</text:p>
          </table:table-cell>
          <table:table-cell office:value-type="float" office:value="0.646681" calcext:value-type="float">
            <text:p>0.646681</text:p>
          </table:table-cell>
          <table:table-cell office:value-type="float" office:value="0.443398" calcext:value-type="float">
            <text:p>0.443398</text:p>
          </table:table-cell>
          <table:table-cell office:value-type="float" office:value="0.52262" calcext:value-type="float">
            <text:p>0.52262</text:p>
          </table:table-cell>
          <table:table-cell office:value-type="float" office:value="9.583333" calcext:value-type="float">
            <text:p>9.583333</text:p>
          </table:table-cell>
        </table:table-row>
        <table:table-row table:style-name="ro1">
          <table:table-cell office:value-type="string" calcext:value-type="string">
            <text:p>BayesSeg Pr:0.10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96554" calcext:value-type="float">
            <text:p>0.396554</text:p>
          </table:table-cell>
          <table:table-cell office:value-type="float" office:value="0.37771" calcext:value-type="float">
            <text:p>0.37771</text:p>
          </table:table-cell>
          <table:table-cell office:value-type="float" office:value="0.640992" calcext:value-type="float">
            <text:p>0.640992</text:p>
          </table:table-cell>
          <table:table-cell office:value-type="float" office:value="0.65432" calcext:value-type="float">
            <text:p>0.65432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7778" calcext:value-type="float">
            <text:p>0.517778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388372" calcext:value-type="float">
            <text:p>0.388372</text:p>
          </table:table-cell>
          <table:table-cell office:value-type="float" office:value="0.369529" calcext:value-type="float">
            <text:p>0.369529</text:p>
          </table:table-cell>
          <table:table-cell office:value-type="float" office:value="0.64889" calcext:value-type="float">
            <text:p>0.64889</text:p>
          </table:table-cell>
          <table:table-cell office:value-type="float" office:value="0.672123" calcext:value-type="float">
            <text:p>0.6721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384506" calcext:value-type="float">
            <text:p>0.384506</text:p>
          </table:table-cell>
          <table:table-cell office:value-type="float" office:value="0.365663" calcext:value-type="float">
            <text:p>0.365663</text:p>
          </table:table-cell>
          <table:table-cell office:value-type="float" office:value="0.652447" calcext:value-type="float">
            <text:p>0.652447</text:p>
          </table:table-cell>
          <table:table-cell office:value-type="float" office:value="0.656653" calcext:value-type="float">
            <text:p>0.656653</text:p>
          </table:table-cell>
          <table:table-cell office:value-type="float" office:value="0.477399" calcext:value-type="float">
            <text:p>0.477399</text:p>
          </table:table-cell>
          <table:table-cell office:value-type="float" office:value="0.546437" calcext:value-type="float">
            <text:p>0.546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392515" calcext:value-type="float">
            <text:p>0.392515</text:p>
          </table:table-cell>
          <table:table-cell office:value-type="float" office:value="0.373672" calcext:value-type="float">
            <text:p>0.373672</text:p>
          </table:table-cell>
          <table:table-cell office:value-type="float" office:value="0.644808" calcext:value-type="float">
            <text:p>0.644808</text:p>
          </table:table-cell>
          <table:table-cell office:value-type="float" office:value="0.648996" calcext:value-type="float">
            <text:p>0.648996</text:p>
          </table:table-cell>
          <table:table-cell office:value-type="float" office:value="0.450343" calcext:value-type="float">
            <text:p>0.450343</text:p>
          </table:table-cell>
          <table:table-cell office:value-type="float" office:value="0.528176" calcext:value-type="float">
            <text:p>0.528176</text:p>
          </table:table-cell>
          <table:table-cell office:value-type="float" office:value="9.666667" calcext:value-type="float">
            <text:p>9.666667</text:p>
          </table:table-cell>
        </table:table-row>
        <table:table-row table:style-name="ro1">
          <table:table-cell office:value-type="string" calcext:value-type="string">
            <text:p>BayesSeg Pr:0.10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95038" calcext:value-type="float">
            <text:p>0.395038</text:p>
          </table:table-cell>
          <table:table-cell office:value-type="float" office:value="0.376195" calcext:value-type="float">
            <text:p>0.376195</text:p>
          </table:table-cell>
          <table:table-cell office:value-type="float" office:value="0.64248" calcext:value-type="float">
            <text:p>0.64248</text:p>
          </table:table-cell>
          <table:table-cell office:value-type="float" office:value="0.659623" calcext:value-type="float">
            <text:p>0.6596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9032" calcext:value-type="float">
            <text:p>0.519032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388372" calcext:value-type="float">
            <text:p>0.388372</text:p>
          </table:table-cell>
          <table:table-cell office:value-type="float" office:value="0.369529" calcext:value-type="float">
            <text:p>0.369529</text:p>
          </table:table-cell>
          <table:table-cell office:value-type="float" office:value="0.64889" calcext:value-type="float">
            <text:p>0.64889</text:p>
          </table:table-cell>
          <table:table-cell office:value-type="float" office:value="0.672123" calcext:value-type="float">
            <text:p>0.6721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26636" calcext:value-type="float">
            <text:p>0.426636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0.614914" calcext:value-type="float">
            <text:p>0.614914</text:p>
          </table:table-cell>
          <table:table-cell office:value-type="float" office:value="0.664203" calcext:value-type="float">
            <text:p>0.664203</text:p>
          </table:table-cell>
          <table:table-cell office:value-type="float" office:value="0.41229" calcext:value-type="float">
            <text:p>0.41229</text:p>
          </table:table-cell>
          <table:table-cell office:value-type="float" office:value="0.487213" calcext:value-type="float">
            <text:p>0.48721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23606" calcext:value-type="float">
            <text:p>0.423606</text:p>
          </table:table-cell>
          <table:table-cell office:value-type="float" office:value="0.395193" calcext:value-type="float">
            <text:p>0.395193</text:p>
          </table:table-cell>
          <table:table-cell office:value-type="float" office:value="0.61789" calcext:value-type="float">
            <text:p>0.61789</text:p>
          </table:table-cell>
          <table:table-cell office:value-type="float" office:value="0.669411" calcext:value-type="float">
            <text:p>0.669411</text:p>
          </table:table-cell>
          <table:table-cell office:value-type="float" office:value="0.416456" calcext:value-type="float">
            <text:p>0.416456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</table:table>
      <table:table table:name="Prior" table:style-name="ta1">
        <table:shapes>
          <draw:frame draw:z-index="0" draw:style-name="gr1" draw:text-style-name="P1" svg:width="453.51pt" svg:height="255.09pt" svg:x="566.08pt" svg:y="95.47pt">
            <loext:p draw:notify-on-update-of-ranges="Prior.D2:Prior.D6 Prior.F1:Prior.F1 Prior.F2:Prior.F5 Prior.G1:Prior.G1 Prior.G2:Prior.G5 Prior.H1:Prior.H1 Prior.H2:Prior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</text:p>
          </table:table-cell>
          <table:table-cell table:style-name="Default" office:value-type="string" calcext:value-type="string">
            <text:p>NUM_SEGS_KNOWN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DISPERSION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 office:value-type="string" calcext:value-type="string">
            <text:p>BayesSeg Pr:0.08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395465" calcext:value-type="float">
            <text:p>0.395465</text:p>
          </table:table-cell>
          <table:table-cell office:value-type="float" office:value="0.376622" calcext:value-type="float">
            <text:p>0.376622</text:p>
          </table:table-cell>
          <table:table-cell office:value-type="float" office:value="0.640138" calcext:value-type="float">
            <text:p>0.640138</text:p>
          </table:table-cell>
          <table:table-cell office:value-type="float" office:value="0.648975" calcext:value-type="float">
            <text:p>0.648975</text:p>
          </table:table-cell>
          <table:table-cell office:value-type="float" office:value="0.449188" calcext:value-type="float">
            <text:p>0.449188</text:p>
          </table:table-cell>
          <table:table-cell office:value-type="float" office:value="0.527833" calcext:value-type="float">
            <text:p>0.527833</text:p>
          </table:table-cell>
          <table:table-cell office:value-type="float" office:value="9.666667" calcext:value-type="float">
            <text:p>9.666667</text:p>
          </table:table-cell>
        </table:table-row>
        <table:table-row table:style-name="ro1">
          <table:table-cell office:value-type="string" calcext:value-type="string">
            <text:p>BayesSeg Pr:0.09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01983" calcext:value-type="float">
            <text:p>0.401983</text:p>
          </table:table-cell>
          <table:table-cell office:value-type="float" office:value="0.38314" calcext:value-type="float">
            <text:p>0.38314</text:p>
          </table:table-cell>
          <table:table-cell office:value-type="float" office:value="0.635813" calcext:value-type="float">
            <text:p>0.635813</text:p>
          </table:table-cell>
          <table:table-cell office:value-type="float" office:value="0.647586" calcext:value-type="float">
            <text:p>0.6475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4564" calcext:value-type="float">
            <text:p>0.514564</text:p>
          </table:table-cell>
          <table:table-cell office:value-type="float" office:value="9.333333" calcext:value-type="float">
            <text:p>9.333333</text:p>
          </table:table-cell>
        </table:table-row>
        <table:table-row table:style-name="ro1">
          <table:table-cell office:value-type="string" calcext:value-type="string">
            <text:p>BayesSeg Pr:0.10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95316" calcext:value-type="float">
            <text:p>0.395316</text:p>
          </table:table-cell>
          <table:table-cell office:value-type="float" office:value="0.376473" calcext:value-type="float">
            <text:p>0.376473</text:p>
          </table:table-cell>
          <table:table-cell office:value-type="float" office:value="0.642223" calcext:value-type="float">
            <text:p>0.642223</text:p>
          </table:table-cell>
          <table:table-cell office:value-type="float" office:value="0.660086" calcext:value-type="float">
            <text:p>0.6600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8352" calcext:value-type="float">
            <text:p>0.518352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0204" calcext:value-type="float">
            <text:p>0.40204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635833" calcext:value-type="float">
            <text:p>0.635833</text:p>
          </table:table-cell>
          <table:table-cell office:value-type="float" office:value="0.654585" calcext:value-type="float">
            <text:p>0.654585</text:p>
          </table:table-cell>
          <table:table-cell office:value-type="float" office:value="0.419919" calcext:value-type="float">
            <text:p>0.419919</text:p>
          </table:table-cell>
          <table:table-cell office:value-type="float" office:value="0.508179" calcext:value-type="float">
            <text:p>0.508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9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0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1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8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9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0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1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8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9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0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11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Seg Pr:0.08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26636" calcext:value-type="float">
            <text:p>0.426636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0.614914" calcext:value-type="float">
            <text:p>0.614914</text:p>
          </table:table-cell>
          <table:table-cell office:value-type="float" office:value="0.664203" calcext:value-type="float">
            <text:p>0.664203</text:p>
          </table:table-cell>
          <table:table-cell office:value-type="float" office:value="0.41229" calcext:value-type="float">
            <text:p>0.41229</text:p>
          </table:table-cell>
          <table:table-cell office:value-type="float" office:value="0.487213" calcext:value-type="float">
            <text:p>0.48721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23606" calcext:value-type="float">
            <text:p>0.423606</text:p>
          </table:table-cell>
          <table:table-cell office:value-type="float" office:value="0.395193" calcext:value-type="float">
            <text:p>0.395193</text:p>
          </table:table-cell>
          <table:table-cell office:value-type="float" office:value="0.61789" calcext:value-type="float">
            <text:p>0.61789</text:p>
          </table:table-cell>
          <table:table-cell office:value-type="float" office:value="0.669411" calcext:value-type="float">
            <text:p>0.669411</text:p>
          </table:table-cell>
          <table:table-cell office:value-type="float" office:value="0.416456" calcext:value-type="float">
            <text:p>0.416456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</text:p>
          </table:table-cell>
          <table:table-cell table:style-name="Default" office:value-type="string" calcext:value-type="string">
            <text:p>NUM_SEGS_KNOWN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DISPERSION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 office:value-type="string" calcext:value-type="string">
            <text:p>BayesSeg Pr:0.08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395465" calcext:value-type="float">
            <text:p>0.395465</text:p>
          </table:table-cell>
          <table:table-cell office:value-type="float" office:value="0.376622" calcext:value-type="float">
            <text:p>0.376622</text:p>
          </table:table-cell>
          <table:table-cell office:value-type="float" office:value="0.640138" calcext:value-type="float">
            <text:p>0.640138</text:p>
          </table:table-cell>
          <table:table-cell office:value-type="float" office:value="0.648975" calcext:value-type="float">
            <text:p>0.648975</text:p>
          </table:table-cell>
          <table:table-cell office:value-type="float" office:value="0.449188" calcext:value-type="float">
            <text:p>0.449188</text:p>
          </table:table-cell>
          <table:table-cell office:value-type="float" office:value="0.527833" calcext:value-type="float">
            <text:p>0.527833</text:p>
          </table:table-cell>
          <table:table-cell office:value-type="float" office:value="9.666667" calcext:value-type="float">
            <text:p>9.666667</text:p>
          </table:table-cell>
        </table:table-row>
        <table:table-row table:style-name="ro1">
          <table:table-cell office:value-type="string" calcext:value-type="string">
            <text:p>BayesSeg Pr:0.09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01983" calcext:value-type="float">
            <text:p>0.401983</text:p>
          </table:table-cell>
          <table:table-cell office:value-type="float" office:value="0.38314" calcext:value-type="float">
            <text:p>0.38314</text:p>
          </table:table-cell>
          <table:table-cell office:value-type="float" office:value="0.635813" calcext:value-type="float">
            <text:p>0.635813</text:p>
          </table:table-cell>
          <table:table-cell office:value-type="float" office:value="0.647586" calcext:value-type="float">
            <text:p>0.6475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4564" calcext:value-type="float">
            <text:p>0.514564</text:p>
          </table:table-cell>
          <table:table-cell office:value-type="float" office:value="9.333333" calcext:value-type="float">
            <text:p>9.333333</text:p>
          </table:table-cell>
        </table:table-row>
        <table:table-row table:style-name="ro1">
          <table:table-cell office:value-type="string" calcext:value-type="string">
            <text:p>BayesSeg Pr:0.10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95316" calcext:value-type="float">
            <text:p>0.395316</text:p>
          </table:table-cell>
          <table:table-cell office:value-type="float" office:value="0.376473" calcext:value-type="float">
            <text:p>0.376473</text:p>
          </table:table-cell>
          <table:table-cell office:value-type="float" office:value="0.642223" calcext:value-type="float">
            <text:p>0.642223</text:p>
          </table:table-cell>
          <table:table-cell office:value-type="float" office:value="0.660086" calcext:value-type="float">
            <text:p>0.660086</text:p>
          </table:table-cell>
          <table:table-cell office:value-type="float" office:value="0.431031" calcext:value-type="float">
            <text:p>0.431031</text:p>
          </table:table-cell>
          <table:table-cell office:value-type="float" office:value="0.518352" calcext:value-type="float">
            <text:p>0.518352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1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0204" calcext:value-type="float">
            <text:p>0.40204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635833" calcext:value-type="float">
            <text:p>0.635833</text:p>
          </table:table-cell>
          <table:table-cell office:value-type="float" office:value="0.654585" calcext:value-type="float">
            <text:p>0.654585</text:p>
          </table:table-cell>
          <table:table-cell office:value-type="float" office:value="0.419919" calcext:value-type="float">
            <text:p>0.419919</text:p>
          </table:table-cell>
          <table:table-cell office:value-type="float" office:value="0.508179" calcext:value-type="float">
            <text:p>0.508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0.361102" calcext:value-type="float">
            <text:p>0.361102</text:p>
          </table:table-cell>
          <table:table-cell office:value-type="float" office:value="0.654926" calcext:value-type="float">
            <text:p>0.654926</text:p>
          </table:table-cell>
          <table:table-cell office:value-type="float" office:value="0.661703" calcext:value-type="float">
            <text:p>0.661703</text:p>
          </table:table-cell>
          <table:table-cell office:value-type="float" office:value="0.47862" calcext:value-type="float">
            <text:p>0.47862</text:p>
          </table:table-cell>
          <table:table-cell office:value-type="float" office:value="0.550978" calcext:value-type="float">
            <text:p>0.550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392585" calcext:value-type="float">
            <text:p>0.392585</text:p>
          </table:table-cell>
          <table:table-cell office:value-type="float" office:value="0.373742" calcext:value-type="float">
            <text:p>0.373742</text:p>
          </table:table-cell>
          <table:table-cell office:value-type="float" office:value="0.644866" calcext:value-type="float">
            <text:p>0.644866</text:p>
          </table:table-cell>
          <table:table-cell office:value-type="float" office:value="0.653836" calcext:value-type="float">
            <text:p>0.653836</text:p>
          </table:table-cell>
          <table:table-cell office:value-type="float" office:value="0.447565" calcext:value-type="float">
            <text:p>0.447565</text:p>
          </table:table-cell>
          <table:table-cell office:value-type="float" office:value="0.528637" calcext:value-type="float">
            <text:p>0.528637</text:p>
          </table:table-cell>
          <table:table-cell office:value-type="float" office:value="9.583333" calcext:value-type="float">
            <text:p>9.583333</text:p>
          </table:table-cell>
        </table:table-row>
        <table:table-row table:style-name="ro1">
          <table:table-cell office:value-type="string" calcext:value-type="string">
            <text:p>BayesSeg Pr:0.10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39322" calcext:value-type="float">
            <text:p>0.39322</text:p>
          </table:table-cell>
          <table:table-cell office:value-type="float" office:value="0.374377" calcext:value-type="float">
            <text:p>0.374377</text:p>
          </table:table-cell>
          <table:table-cell office:value-type="float" office:value="0.644197" calcext:value-type="float">
            <text:p>0.644197</text:p>
          </table:table-cell>
          <table:table-cell office:value-type="float" office:value="0.659876" calcext:value-type="float">
            <text:p>0.659876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9589" calcext:value-type="float">
            <text:p>0.519589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3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389887" calcext:value-type="float">
            <text:p>0.389887</text:p>
          </table:table-cell>
          <table:table-cell office:value-type="float" office:value="0.371044" calcext:value-type="float">
            <text:p>0.371044</text:p>
          </table:table-cell>
          <table:table-cell office:value-type="float" office:value="0.647402" calcext:value-type="float">
            <text:p>0.647402</text:p>
          </table:table-cell>
          <table:table-cell office:value-type="float" office:value="0.66682" calcext:value-type="float">
            <text:p>0.66682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1566" calcext:value-type="float">
            <text:p>0.521566</text:p>
          </table:table-cell>
          <table:table-cell office:value-type="float" office:value="9.083333" calcext:value-type="float">
            <text:p>9.083333</text:p>
          </table:table-cell>
        </table:table-row>
        <table:table-row table:style-name="ro1">
          <table:table-cell office:value-type="string" calcext:value-type="string">
            <text:p>BayesSeg Pr:0.08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0.361102" calcext:value-type="float">
            <text:p>0.361102</text:p>
          </table:table-cell>
          <table:table-cell office:value-type="float" office:value="0.654926" calcext:value-type="float">
            <text:p>0.654926</text:p>
          </table:table-cell>
          <table:table-cell office:value-type="float" office:value="0.661703" calcext:value-type="float">
            <text:p>0.661703</text:p>
          </table:table-cell>
          <table:table-cell office:value-type="float" office:value="0.47862" calcext:value-type="float">
            <text:p>0.47862</text:p>
          </table:table-cell>
          <table:table-cell office:value-type="float" office:value="0.550978" calcext:value-type="float">
            <text:p>0.550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397724" calcext:value-type="float">
            <text:p>0.397724</text:p>
          </table:table-cell>
          <table:table-cell office:value-type="float" office:value="0.37888" calcext:value-type="float">
            <text:p>0.37888</text:p>
          </table:table-cell>
          <table:table-cell office:value-type="float" office:value="0.639906" calcext:value-type="float">
            <text:p>0.639906</text:p>
          </table:table-cell>
          <table:table-cell office:value-type="float" office:value="0.646681" calcext:value-type="float">
            <text:p>0.646681</text:p>
          </table:table-cell>
          <table:table-cell office:value-type="float" office:value="0.443398" calcext:value-type="float">
            <text:p>0.443398</text:p>
          </table:table-cell>
          <table:table-cell office:value-type="float" office:value="0.52262" calcext:value-type="float">
            <text:p>0.52262</text:p>
          </table:table-cell>
          <table:table-cell office:value-type="float" office:value="9.583333" calcext:value-type="float">
            <text:p>9.583333</text:p>
          </table:table-cell>
        </table:table-row>
        <table:table-row table:style-name="ro1">
          <table:table-cell office:value-type="string" calcext:value-type="string">
            <text:p>BayesSeg Pr:0.10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96554" calcext:value-type="float">
            <text:p>0.396554</text:p>
          </table:table-cell>
          <table:table-cell office:value-type="float" office:value="0.37771" calcext:value-type="float">
            <text:p>0.37771</text:p>
          </table:table-cell>
          <table:table-cell office:value-type="float" office:value="0.640992" calcext:value-type="float">
            <text:p>0.640992</text:p>
          </table:table-cell>
          <table:table-cell office:value-type="float" office:value="0.65432" calcext:value-type="float">
            <text:p>0.65432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7778" calcext:value-type="float">
            <text:p>0.517778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5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388372" calcext:value-type="float">
            <text:p>0.388372</text:p>
          </table:table-cell>
          <table:table-cell office:value-type="float" office:value="0.369529" calcext:value-type="float">
            <text:p>0.369529</text:p>
          </table:table-cell>
          <table:table-cell office:value-type="float" office:value="0.64889" calcext:value-type="float">
            <text:p>0.64889</text:p>
          </table:table-cell>
          <table:table-cell office:value-type="float" office:value="0.672123" calcext:value-type="float">
            <text:p>0.6721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384506" calcext:value-type="float">
            <text:p>0.384506</text:p>
          </table:table-cell>
          <table:table-cell office:value-type="float" office:value="0.365663" calcext:value-type="float">
            <text:p>0.365663</text:p>
          </table:table-cell>
          <table:table-cell office:value-type="float" office:value="0.652447" calcext:value-type="float">
            <text:p>0.652447</text:p>
          </table:table-cell>
          <table:table-cell office:value-type="float" office:value="0.656653" calcext:value-type="float">
            <text:p>0.656653</text:p>
          </table:table-cell>
          <table:table-cell office:value-type="float" office:value="0.477399" calcext:value-type="float">
            <text:p>0.477399</text:p>
          </table:table-cell>
          <table:table-cell office:value-type="float" office:value="0.546437" calcext:value-type="float">
            <text:p>0.546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esSeg Pr:0.09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392515" calcext:value-type="float">
            <text:p>0.392515</text:p>
          </table:table-cell>
          <table:table-cell office:value-type="float" office:value="0.373672" calcext:value-type="float">
            <text:p>0.373672</text:p>
          </table:table-cell>
          <table:table-cell office:value-type="float" office:value="0.644808" calcext:value-type="float">
            <text:p>0.644808</text:p>
          </table:table-cell>
          <table:table-cell office:value-type="float" office:value="0.648996" calcext:value-type="float">
            <text:p>0.648996</text:p>
          </table:table-cell>
          <table:table-cell office:value-type="float" office:value="0.450343" calcext:value-type="float">
            <text:p>0.450343</text:p>
          </table:table-cell>
          <table:table-cell office:value-type="float" office:value="0.528176" calcext:value-type="float">
            <text:p>0.528176</text:p>
          </table:table-cell>
          <table:table-cell office:value-type="float" office:value="9.666667" calcext:value-type="float">
            <text:p>9.666667</text:p>
          </table:table-cell>
        </table:table-row>
        <table:table-row table:style-name="ro1">
          <table:table-cell office:value-type="string" calcext:value-type="string">
            <text:p>BayesSeg Pr:0.10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95038" calcext:value-type="float">
            <text:p>0.395038</text:p>
          </table:table-cell>
          <table:table-cell office:value-type="float" office:value="0.376195" calcext:value-type="float">
            <text:p>0.376195</text:p>
          </table:table-cell>
          <table:table-cell office:value-type="float" office:value="0.64248" calcext:value-type="float">
            <text:p>0.64248</text:p>
          </table:table-cell>
          <table:table-cell office:value-type="float" office:value="0.659623" calcext:value-type="float">
            <text:p>0.6596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19032" calcext:value-type="float">
            <text:p>0.519032</text:p>
          </table:table-cell>
          <table:table-cell office:value-type="float" office:value="9.166667" calcext:value-type="float">
            <text:p>9.166667</text:p>
          </table:table-cell>
        </table:table-row>
        <table:table-row table:style-name="ro1">
          <table:table-cell office:value-type="string" calcext:value-type="string">
            <text:p>BayesSeg Pr:0.11 dp:0.70 sr:au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o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388372" calcext:value-type="float">
            <text:p>0.388372</text:p>
          </table:table-cell>
          <table:table-cell office:value-type="float" office:value="0.369529" calcext:value-type="float">
            <text:p>0.369529</text:p>
          </table:table-cell>
          <table:table-cell office:value-type="float" office:value="0.64889" calcext:value-type="float">
            <text:p>0.64889</text:p>
          </table:table-cell>
          <table:table-cell office:value-type="float" office:value="0.672123" calcext:value-type="float">
            <text:p>0.67212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yesSeg Pr:0.08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1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26636" calcext:value-type="float">
            <text:p>0.426636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0.614914" calcext:value-type="float">
            <text:p>0.614914</text:p>
          </table:table-cell>
          <table:table-cell office:value-type="float" office:value="0.664203" calcext:value-type="float">
            <text:p>0.664203</text:p>
          </table:table-cell>
          <table:table-cell office:value-type="float" office:value="0.41229" calcext:value-type="float">
            <text:p>0.41229</text:p>
          </table:table-cell>
          <table:table-cell office:value-type="float" office:value="0.487213" calcext:value-type="float">
            <text:p>0.48721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617348" calcext:value-type="float">
            <text:p>0.617348</text:p>
          </table:table-cell>
          <table:table-cell office:value-type="float" office:value="0.668419" calcext:value-type="float">
            <text:p>0.668419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3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23606" calcext:value-type="float">
            <text:p>0.423606</text:p>
          </table:table-cell>
          <table:table-cell office:value-type="float" office:value="0.395193" calcext:value-type="float">
            <text:p>0.395193</text:p>
          </table:table-cell>
          <table:table-cell office:value-type="float" office:value="0.61789" calcext:value-type="float">
            <text:p>0.61789</text:p>
          </table:table-cell>
          <table:table-cell office:value-type="float" office:value="0.669411" calcext:value-type="float">
            <text:p>0.669411</text:p>
          </table:table-cell>
          <table:table-cell office:value-type="float" office:value="0.416456" calcext:value-type="float">
            <text:p>0.416456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5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9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0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11 dp:0.70 sr:0.300</text:p>
          </table:table-cell>
          <table:table-cell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ayesSeg Pr:0.08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1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3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" calcext:value-type="float">
            <text:p>0.473336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604629" calcext:value-type="float">
            <text:p>0.604629</text:p>
          </table:table-cell>
          <table:table-cell office:value-type="float" office:value="0.564759" calcext:value-type="float">
            <text:p>0.564759</text:p>
          </table:table-cell>
          <table:table-cell office:value-type="float" office:value="0.70824" calcext:value-type="float">
            <text:p>0.70824</text:p>
          </table:table-cell>
          <table:table-cell office:value-type="float" office:value="0.60692" calcext:value-type="float">
            <text:p>0.60692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5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9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0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67275" calcext:value-type="float">
            <text:p>0.467275</text:p>
          </table:table-cell>
          <table:table-cell office:value-type="float" office:value="0.403505" calcext:value-type="float">
            <text:p>0.403505</text:p>
          </table:table-cell>
          <table:table-cell office:value-type="float" office:value="0.610581" calcext:value-type="float">
            <text:p>0.610581</text:p>
          </table:table-cell>
          <table:table-cell office:value-type="float" office:value="0.56981" calcext:value-type="float">
            <text:p>0.56981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613209" calcext:value-type="float">
            <text:p>0.613209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11 dp:0.70 sr:0.600</text:p>
          </table:table-cell>
          <table:table-cell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615343" calcext:value-type="float">
            <text:p>0.615343</text:p>
          </table:table-cell>
          <table:table-cell office:value-type="float" office:value="0.573977" calcext:value-type="float">
            <text:p>0.573977</text:p>
          </table:table-cell>
          <table:table-cell office:value-type="float" office:value="0.724149" calcext:value-type="float">
            <text:p>0.724149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BayesSeg Pr:0.08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1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3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5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8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09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0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ayesSeg Pr:0.11 dp:0.70 sr:0.900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524069" calcext:value-type="float">
            <text:p>0.524069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59582" calcext:value-type="float">
            <text:p>0.59582</text:p>
          </table:table-cell>
          <table:table-cell office:value-type="float" office:value="27.5" calcext:value-type="float">
            <text:p>27.5</text:p>
          </table:table-cell>
        </table:table-row>
      </table:table>
      <table:table table:name="Sheet4" table:style-name="ta1">
        <table:shapes>
          <draw:frame draw:z-index="0" draw:style-name="gr1" draw:text-style-name="P1" svg:width="629.26pt" svg:height="255.09pt" svg:x="193.27pt" svg:y="207.64pt">
            <loext:p draw:notify-on-update-of-ranges="Sheet4.B2:Sheet4.B39 Sheet4.C1:Sheet4.C1 Sheet4.C2:Sheet4.C39 Sheet4.D1:Sheet4.D1 Sheet4.D2:Sheet4.D39 Sheet4.E1:Sheet4.E1 Sheet4.E2:Sheet4.E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W inDif f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Acurcia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05" calcext:value-type="float">
            <text:p>0.0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1" calcext:value-type="float">
            <text:p>0.0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1" calcext:value-type="float">
            <text:p>0.381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5" calcext:value-type="float">
            <text:p>0.405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2" calcext:value-type="float">
            <text:p>0.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4" calcext:value-type="float">
            <text:p>0.40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25" calcext:value-type="float">
            <text:p>0.0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3" calcext:value-type="float">
            <text:p>0.403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3" calcext:value-type="float">
            <text:p>0.0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35" calcext:value-type="float">
            <text:p>0.03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4" calcext:value-type="float">
            <text:p>0.394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4" calcext:value-type="float">
            <text:p>0.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45" calcext:value-type="float">
            <text:p>0.04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5" calcext:value-type="float">
            <text:p>0.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4" calcext:value-type="float">
            <text:p>0.37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6" calcext:value-type="float">
            <text:p>0.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65" calcext:value-type="float">
            <text:p>0.06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7" calcext:value-type="float">
            <text:p>0.0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75" calcext:value-type="float">
            <text:p>0.07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8" calcext:value-type="float">
            <text:p>0.08</text:p>
          </table:table-cell>
          <table:table-cell office:value-type="float" office:value="0.39" calcext:value-type="float">
            <text:p>0.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85" calcext:value-type="float">
            <text:p>0.08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9" calcext:value-type="float">
            <text:p>0.0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095" calcext:value-type="float">
            <text:p>0.0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" calcext:value-type="float">
            <text:p>0.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05" calcext:value-type="float">
            <text:p>0.105</text:p>
          </table:table-cell>
          <table:table-cell office:value-type="float" office:value="0.39" calcext:value-type="float">
            <text:p>0.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15" calcext:value-type="float">
            <text:p>0.1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" calcext:value-type="float">
            <text:p>0.38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2" calcext:value-type="float">
            <text:p>0.1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7" calcext:value-type="float">
            <text:p>0.377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3" calcext:value-type="float">
            <text:p>0.1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4" calcext:value-type="float">
            <text:p>0.1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4" calcext:value-type="float">
            <text:p>0.374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" calcext:value-type="float">
            <text:p>0.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5" calcext:value-type="float">
            <text:p>0.1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55" calcext:value-type="float">
            <text:p>0.1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65" calcext:value-type="float">
            <text:p>0.1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3" calcext:value-type="float">
            <text:p>0.393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7" calcext:value-type="float">
            <text:p>0.17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75" calcext:value-type="float">
            <text:p>0.1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9" calcext:value-type="float">
            <text:p>0.39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8" calcext:value-type="float">
            <text:p>0.1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85" calcext:value-type="float">
            <text:p>0.18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BayesSeg</text:p>
          </table:table-cell>
          <table:table-cell office:value-type="float" office:value="0.19" calcext:value-type="float">
            <text:p>0.1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29" calcext:value-type="float">
            <text:p>0.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3-21T00:51:44.368550214</dc:date>
    <meta:editing-duration>PT55S</meta:editing-duration>
    <meta:editing-cycles>1</meta:editing-cycles>
    <meta:document-statistic meta:table-count="4" meta:cell-count="24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989cm" svg:y="3.703cm" style:legend-expansion="high" chart:style-name="ch2"/>
        <chart:plot-area chart:style-name="ch3" table:cell-range-address="Prior.D2:Prior.D6 Prior.F1:Prior.H5" chart:data-source-has-labels="both" svg:x="0.32cm" svg:y="0.18cm" svg:width="12.349cm" svg:height="8.64cm">
          <chartooo:coordinate-region svg:x="1.047cm" svg:y="0.379cm" svg:width="11.29cm" svg:height="7.794cm"/>
          <chart:axis chart:dimension="x" chart:name="primary-x" chart:style-name="ch4" chartooo:axis-type="auto">
            <chartooo:date-scale/>
            <chart:categories table:cell-range-address="Prior.D2:Prior.D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ior.F2:Prior.F5" chart:label-cell-address="Prior.F1:Prior.F1" chart:class="chart:line">
            <chart:data-point chart:repeated="4"/>
          </chart:series>
          <chart:series chart:style-name="ch7" chart:values-cell-range-address="Prior.G2:Prior.G5" chart:label-cell-address="Prior.G1:Prior.G1" chart:class="chart:line">
            <chart:data-point chart:repeated="4"/>
          </chart:series>
          <chart:series chart:style-name="ch8" chart:values-cell-range-address="Prior.H2:Prior.H5" chart:label-cell-address="Prior.H1:Prior.H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IFF</text:p>
                <draw:g>
                  <svg:desc>Prior.F1:Prior.F1</svg:desc>
                </draw:g>
              </table:table-cell>
              <table:table-cell office:value-type="string">
                <text:p>PK</text:p>
                <draw:g>
                  <svg:desc>Prior.G1:Prior.G1</svg:desc>
                </draw:g>
              </table:table-cell>
              <table:table-cell office:value-type="string">
                <text:p>ACURACY</text:p>
                <draw:g>
                  <svg:desc>Prior.H1:Prior.H1</svg:desc>
                </draw:g>
              </table:table-cell>
            </table:table-row>
          </table:table-header-rows>
          <table:table-rows>
            <table:table-row>
              <table:table-cell office:value-type="float" office:value="0.08">
                <text:p>0.08</text:p>
                <draw:g>
                  <svg:desc>Prior.D2:Prior.D6</svg:desc>
                </draw:g>
              </table:table-cell>
              <table:table-cell office:value-type="float" office:value="0.395465">
                <text:p>0.395465</text:p>
                <draw:g>
                  <svg:desc>Prior.F2:Prior.F5</svg:desc>
                </draw:g>
              </table:table-cell>
              <table:table-cell office:value-type="float" office:value="0.376622">
                <text:p>0.376622</text:p>
                <draw:g>
                  <svg:desc>Prior.G2:Prior.G5</svg:desc>
                </draw:g>
              </table:table-cell>
              <table:table-cell office:value-type="float" office:value="0.640138">
                <text:p>0.640138</text:p>
                <draw:g>
                  <svg:desc>Prior.H2:Prior.H5</svg:desc>
                </draw:g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401983">
                <text:p>0.401983</text:p>
              </table:table-cell>
              <table:table-cell office:value-type="float" office:value="0.38314">
                <text:p>0.38314</text:p>
              </table:table-cell>
              <table:table-cell office:value-type="float" office:value="0.635813">
                <text:p>0.63581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95316">
                <text:p>0.395316</text:p>
              </table:table-cell>
              <table:table-cell office:value-type="float" office:value="0.376473">
                <text:p>0.376473</text:p>
              </table:table-cell>
              <table:table-cell office:value-type="float" office:value="0.642223">
                <text:p>0.64222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40204">
                <text:p>0.40204</text:p>
              </table:table-cell>
              <table:table-cell office:value-type="float" office:value="0.383197">
                <text:p>0.383197</text:p>
              </table:table-cell>
              <table:table-cell office:value-type="float" office:value="0.635833">
                <text:p>0.635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cm" svg:height="9cm" xlink:href=".." xlink:type="simple" chart:class="chart:line" chart:style-name="ch1">
        <chart:legend chart:legend-position="end" svg:x="19.56cm" svg:y="3.703cm" style:legend-expansion="high" chart:style-name="ch2"/>
        <chart:plot-area chart:style-name="ch3" table:cell-range-address="Sheet4.B1:Sheet4.E39" chart:data-source-has-labels="both" svg:x="0.444cm" svg:y="0.18cm" svg:width="18.672cm" svg:height="8.64cm">
          <chartooo:coordinate-region svg:x="1.185cm" svg:y="0.18cm" svg:width="17.931cm" svg:height="7.311cm"/>
          <chart:axis chart:dimension="x" chart:name="primary-x" chart:style-name="ch4" chartooo:axis-type="auto">
            <chartooo:date-scale/>
            <chart:categories table:cell-range-address="Sheet4.B2:Sheet4.B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39" chart:label-cell-address="Sheet4.C1:Sheet4.C1" chart:class="chart:line">
            <chart:data-point chart:repeated="38"/>
          </chart:series>
          <chart:series chart:style-name="ch7" chart:values-cell-range-address="Sheet4.D2:Sheet4.D39" chart:label-cell-address="Sheet4.D1:Sheet4.D1" chart:class="chart:line">
            <chart:data-point chart:repeated="38"/>
          </chart:series>
          <chart:series chart:style-name="ch8" chart:values-cell-range-address="Sheet4.E2:Sheet4.E39" chart:label-cell-address="Sheet4.E1:Sheet4.E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 inDif f</text:p>
                <draw:g>
                  <svg:desc>Sheet4.C1:Sheet4.C1</svg:desc>
                </draw:g>
              </table:table-cell>
              <table:table-cell office:value-type="string">
                <text:p>P k</text:p>
                <draw:g>
                  <svg:desc>Sheet4.D1:Sheet4.D1</svg:desc>
                </draw:g>
              </table:table-cell>
              <table:table-cell office:value-type="string">
                <text:p>Acurcia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Sheet4.B2:Sheet4.B39</svg:desc>
                </draw:g>
              </table:table-cell>
              <table:table-cell office:value-type="float" office:value="0.405">
                <text:p>0.405</text:p>
                <draw:g>
                  <svg:desc>Sheet4.C2:Sheet4.C39</svg:desc>
                </draw:g>
              </table:table-cell>
              <table:table-cell office:value-type="float" office:value="0.382">
                <text:p>0.382</text:p>
                <draw:g>
                  <svg:desc>Sheet4.D2:Sheet4.D39</svg:desc>
                </draw:g>
              </table:table-cell>
              <table:table-cell office:value-type="float" office:value="0.635">
                <text:p>0.635</text:p>
                <draw:g>
                  <svg:desc>Sheet4.E2:Sheet4.E39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404">
                <text:p>0.404</text:p>
              </table:table-cell>
              <table:table-cell office:value-type="float" office:value="0.381">
                <text:p>0.381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431">
                <text:p>0.431</text:p>
              </table:table-cell>
              <table:table-cell office:value-type="float" office:value="0.405">
                <text:p>0.405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431">
                <text:p>0.431</text:p>
              </table:table-cell>
              <table:table-cell office:value-type="float" office:value="0.404">
                <text:p>0.404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433">
                <text:p>0.433</text:p>
              </table:table-cell>
              <table:table-cell office:value-type="float" office:value="0.403">
                <text:p>0.40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425">
                <text:p>0.425</text:p>
              </table:table-cell>
              <table:table-cell office:value-type="float" office:value="0.395">
                <text:p>0.395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418">
                <text:p>0.418</text:p>
              </table:table-cell>
              <table:table-cell office:value-type="float" office:value="0.394">
                <text:p>0.394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404">
                <text:p>0.404</text:p>
              </table:table-cell>
              <table:table-cell office:value-type="float" office:value="0.382">
                <text:p>0.38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408">
                <text:p>0.408</text:p>
              </table:table-cell>
              <table:table-cell office:value-type="float" office:value="0.384">
                <text:p>0.3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95">
                <text:p>0.395</text:p>
              </table:table-cell>
              <table:table-cell office:value-type="float" office:value="0.374">
                <text:p>0.374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397">
                <text:p>0.397</text:p>
              </table:table-cell>
              <table:table-cell office:value-type="float" office:value="0.378">
                <text:p>0.37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398">
                <text:p>0.398</text:p>
              </table:table-cell>
              <table:table-cell office:value-type="float" office:value="0.379">
                <text:p>0.37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401">
                <text:p>0.401</text:p>
              </table:table-cell>
              <table:table-cell office:value-type="float" office:value="0.381">
                <text:p>0.38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403">
                <text:p>0.403</text:p>
              </table:table-cell>
              <table:table-cell office:value-type="float" office:value="0.382">
                <text:p>0.38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396">
                <text:p>0.396</text:p>
              </table:table-cell>
              <table:table-cell office:value-type="float" office:value="0.375">
                <text:p>0.375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39">
                <text:p>0.39</text:p>
              </table:table-cell>
              <table:table-cell office:value-type="float" office:value="0.371">
                <text:p>0.371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386">
                <text:p>0.386</text:p>
              </table:table-cell>
              <table:table-cell office:value-type="float" office:value="0.367">
                <text:p>0.367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377">
                <text:p>0.377</text:p>
              </table:table-cell>
              <table:table-cell office:value-type="float" office:value="0.358">
                <text:p>0.358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376">
                <text:p>0.376</text:p>
              </table:table-cell>
              <table:table-cell office:value-type="float" office:value="0.357">
                <text:p>0.357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83">
                <text:p>0.383</text:p>
              </table:table-cell>
              <table:table-cell office:value-type="float" office:value="0.364">
                <text:p>0.364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.39">
                <text:p>0.39</text:p>
              </table:table-cell>
              <table:table-cell office:value-type="float" office:value="0.371">
                <text:p>0.371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4">
                <text:p>0.4</text:p>
              </table:table-cell>
              <table:table-cell office:value-type="float" office:value="0.381">
                <text:p>0.38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399">
                <text:p>0.399</text:p>
              </table:table-cell>
              <table:table-cell office:value-type="float" office:value="0.38">
                <text:p>0.38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395">
                <text:p>0.395</text:p>
              </table:table-cell>
              <table:table-cell office:value-type="float" office:value="0.377">
                <text:p>0.37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392">
                <text:p>0.392</text:p>
              </table:table-cell>
              <table:table-cell office:value-type="float" office:value="0.373">
                <text:p>0.37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392">
                <text:p>0.392</text:p>
              </table:table-cell>
              <table:table-cell office:value-type="float" office:value="0.373">
                <text:p>0.37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392">
                <text:p>0.392</text:p>
              </table:table-cell>
              <table:table-cell office:value-type="float" office:value="0.373">
                <text:p>0.37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39">
                <text:p>0.39</text:p>
              </table:table-cell>
              <table:table-cell office:value-type="float" office:value="0.371">
                <text:p>0.371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395">
                <text:p>0.395</text:p>
              </table:table-cell>
              <table:table-cell office:value-type="float" office:value="0.376">
                <text:p>0.37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392">
                <text:p>0.392</text:p>
              </table:table-cell>
              <table:table-cell office:value-type="float" office:value="0.373">
                <text:p>0.37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  <table:table-cell office:value-type="float" office:value="0.381">
                <text:p>0.38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411">
                <text:p>0.411</text:p>
              </table:table-cell>
              <table:table-cell office:value-type="float" office:value="0.393">
                <text:p>0.39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415">
                <text:p>0.415</text:p>
              </table:table-cell>
              <table:table-cell office:value-type="float" office:value="0.396">
                <text:p>0.396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417">
                <text:p>0.417</text:p>
              </table:table-cell>
              <table:table-cell office:value-type="float" office:value="0.399">
                <text:p>0.39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419">
                <text:p>0.419</text:p>
              </table:table-cell>
              <table:table-cell office:value-type="float" office:value="0.4">
                <text:p>0.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.419">
                <text:p>0.419</text:p>
              </table:table-cell>
              <table:table-cell office:value-type="float" office:value="0.4">
                <text:p>0.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418">
                <text:p>0.418</text:p>
              </table:table-cell>
              <table:table-cell office:value-type="float" office:value="0.399">
                <text:p>0.399</text:p>
              </table:table-cell>
              <table:table-cell office:value-type="float" office:value="0.629">
                <text:p>0.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